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6674392"/>
    </style:style>
    <style:style style:name="P3" style:family="paragraph" style:parent-style-name="Text_20_body">
      <style:paragraph-properties fo:line-height="100%"/>
      <style:text-properties style:use-window-font-color="true" loext:opacity="0%" officeooo:rsid="06f11fe9" officeooo:paragraph-rsid="06f11fe9"/>
    </style:style>
    <style:style style:name="P4" style:family="paragraph" style:parent-style-name="Heading_20_2">
      <style:text-properties style:use-window-font-color="true" loext:opacity="0%" officeooo:paragraph-rsid="0608ccd7"/>
    </style:style>
    <style:style style:name="P5" style:family="paragraph" style:parent-style-name="Standard">
      <style:text-properties style:use-window-font-color="true" loext:opacity="0%" officeooo:paragraph-rsid="06c639e7"/>
    </style:style>
    <style:style style:name="P6" style:family="paragraph" style:parent-style-name="Standard">
      <style:text-properties style:use-window-font-color="true" loext:opacity="0%" style:font-name="Monospace" fo:language="en" fo:country="US" officeooo:rsid="0695d5d1" officeooo:paragraph-rsid="06c639e7" style:font-size-asian="10.5pt" style:font-name-complex="David CLM1" style:font-weight-complex="normal"/>
    </style:style>
    <style:style style:name="P7" style:family="paragraph" style:parent-style-name="Standard">
      <style:text-properties style:use-window-font-color="true" loext:opacity="0%" officeooo:paragraph-rsid="06cd4ee8"/>
    </style:style>
    <style:style style:name="P8" style:family="paragraph" style:parent-style-name="Standard">
      <style:text-properties style:use-window-font-color="true" loext:opacity="0%" style:font-name="Monospace" fo:language="en" fo:country="US" officeooo:rsid="0695d5d1" officeooo:paragraph-rsid="06cd4ee8" style:font-size-asian="10.5pt" style:font-name-complex="David CLM1" style:font-weight-complex="normal"/>
    </style:style>
    <style:style style:name="P9" style:family="paragraph" style:parent-style-name="Heading_20_2">
      <style:text-properties style:use-window-font-color="true" loext:opacity="0%" officeooo:paragraph-rsid="06f3c7e2"/>
    </style:style>
    <style:style style:name="P10" style:family="paragraph" style:parent-style-name="Text_20_body">
      <style:text-properties style:use-window-font-color="true" loext:opacity="0%" officeooo:rsid="07337206" officeooo:paragraph-rsid="06f3c7e2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fo:font-style="normal" officeooo:rsid="06de833f" officeooo:paragraph-rsid="06f3c7e2" style:font-style-asian="normal" style:font-style-complex="normal"/>
    </style:style>
    <style:style style:name="P12" style:family="paragraph" style:parent-style-name="Standard">
      <style:paragraph-properties fo:text-align="end" style:justify-single-word="false" style:writing-mode="rl-tb"/>
      <style:text-properties style:use-window-font-color="true" loext:opacity="0%" fo:font-style="normal" officeooo:rsid="06de833f" officeooo:paragraph-rsid="06f3c7e2" style:font-style-asian="normal" style:font-style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0pt" fo:font-style="normal" officeooo:rsid="06de833f" officeooo:paragraph-rsid="06f3c7e2" style:font-size-asian="10pt" style:font-style-asian="normal" style:font-size-complex="10pt" style:font-style-complex="normal"/>
    </style:style>
    <style:style style:name="P14" style:family="paragraph" style:parent-style-name="Text_20_body">
      <style:text-properties style:use-window-font-color="true" loext:opacity="0%" officeooo:rsid="07374e7f" officeooo:paragraph-rsid="06f3c7e2"/>
    </style:style>
    <style:style style:name="P15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Monospace" fo:language="en" fo:country="US" officeooo:rsid="072b8a17" officeooo:paragraph-rsid="06f3c7e2" style:font-size-asian="10.5pt" style:font-name-complex="David CLM1" style:font-weight-complex="normal"/>
    </style:style>
    <style:style style:name="P16" style:family="paragraph" style:parent-style-name="Text_20_body">
      <style:text-properties style:use-window-font-color="true" loext:opacity="0%" officeooo:rsid="0731983f" officeooo:paragraph-rsid="06f3c7e2"/>
    </style:style>
    <style:style style:name="P17" style:family="paragraph" style:parent-style-name="Text_20_body">
      <style:text-properties style:use-window-font-color="true" loext:opacity="0%" officeooo:rsid="07476782" officeooo:paragraph-rsid="06f3c7e2"/>
    </style:style>
    <style:style style:name="P18" style:family="paragraph" style:parent-style-name="Heading_20_2">
      <style:text-properties style:use-window-font-color="true" loext:opacity="0%" officeooo:paragraph-rsid="06ee1cf6"/>
    </style:style>
    <style:style style:name="P19" style:family="paragraph" style:parent-style-name="Standard">
      <style:text-properties style:use-window-font-color="true" loext:opacity="0%" officeooo:paragraph-rsid="06ee1cf6"/>
    </style:style>
    <style:style style:name="P20" style:family="paragraph" style:parent-style-name="Standard">
      <style:text-properties style:use-window-font-color="true" loext:opacity="0%" officeooo:rsid="06eaaadd" officeooo:paragraph-rsid="06ee1cf6"/>
    </style:style>
    <style:style style:name="P21" style:family="paragraph" style:parent-style-name="חצי_20_שורה">
      <style:text-properties style:use-window-font-color="true" loext:opacity="0%" style:font-name="Monospace" fo:font-size="12pt" fo:font-style="normal" fo:font-weight="normal" officeooo:rsid="06b14e7b" officeooo:paragraph-rsid="06ee1cf6" style:font-name-asian="Noto Sans CJK SC Regular" style:font-size-asian="10.5pt" style:font-style-asian="normal" style:font-weight-asian="normal" style:font-name-complex="David CLM1" style:font-size-complex="16pt" style:font-style-complex="normal" style:font-weight-complex="normal"/>
    </style:style>
    <style:style style:name="P22" style:family="paragraph" style:parent-style-name="Heading_20_2">
      <style:text-properties style:use-window-font-color="true" loext:opacity="0%" officeooo:paragraph-rsid="06ef8d50"/>
    </style:style>
    <style:style style:name="P23" style:family="paragraph" style:parent-style-name="Standard">
      <style:text-properties style:use-window-font-color="true" loext:opacity="0%" style:font-name="David CLM" officeooo:rsid="06eaff85" officeooo:paragraph-rsid="06ef8d50" style:font-name-complex="David CLM"/>
    </style:style>
    <style:style style:name="P24" style:family="paragraph" style:parent-style-name="Standard">
      <style:text-properties style:use-window-font-color="true" loext:opacity="0%" style:font-name="David CLM" fo:language="en" fo:country="US" officeooo:rsid="06f4b7fe" officeooo:paragraph-rsid="06ef8d50" style:font-name-complex="David CLM"/>
    </style:style>
    <style:style style:name="P25" style:family="paragraph" style:parent-style-name="Standard">
      <style:text-properties style:use-window-font-color="true" loext:opacity="0%" officeooo:paragraph-rsid="06ef8d50"/>
    </style:style>
    <style:style style:name="P26" style:family="paragraph" style:parent-style-name="Standard">
      <style:text-properties style:use-window-font-color="true" loext:opacity="0%" style:font-name="David CLM" fo:language="en" fo:country="US" officeooo:rsid="06fb42e5" officeooo:paragraph-rsid="06ef8d50" style:font-name-complex="David CLM"/>
    </style:style>
    <style:style style:name="P27" style:family="paragraph" style:parent-style-name="Standard">
      <style:text-properties style:use-window-font-color="true" loext:opacity="0%" style:font-name="David CLM" fo:language="en" fo:country="US" officeooo:rsid="06fdbfe6" officeooo:paragraph-rsid="06ef8d50" style:font-size-asian="10.5pt" style:font-name-complex="David CLM" style:font-weight-complex="normal"/>
    </style:style>
    <style:style style:name="P28" style:family="paragraph" style:parent-style-name="Heading_20_2">
      <style:text-properties style:use-window-font-color="true" loext:opacity="0%" officeooo:paragraph-rsid="06f4d087"/>
    </style:style>
    <style:style style:name="P29" style:family="paragraph" style:parent-style-name="Text_20_body">
      <style:text-properties style:use-window-font-color="true" loext:opacity="0%" style:font-name="David CLM" officeooo:paragraph-rsid="06f4d087" style:font-name-complex="David CLM"/>
    </style:style>
    <style:style style:name="P30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David CLM" officeooo:rsid="06d96135" officeooo:paragraph-rsid="06f4d087" style:font-name-complex="David CLM"/>
    </style:style>
    <style:style style:name="P31" style:family="paragraph" style:parent-style-name="Standard">
      <style:text-properties style:use-window-font-color="true" loext:opacity="0%" officeooo:rsid="071d5466" officeooo:paragraph-rsid="06f4d087"/>
    </style:style>
    <style:style style:name="P32" style:family="paragraph" style:parent-style-name="Standard">
      <style:text-properties style:use-window-font-color="true" loext:opacity="0%" style:font-name="David CLM" fo:language="en" fo:country="US" fo:font-weight="bold" officeooo:rsid="06f045a7" officeooo:paragraph-rsid="06f4d087" style:font-size-asian="10.5pt" style:font-weight-asian="bold" style:font-name-complex="David CLM" style:font-weight-complex="bold"/>
    </style:style>
    <style:style style:name="P33" style:family="paragraph" style:parent-style-name="Standard">
      <style:text-properties style:use-window-font-color="true" loext:opacity="0%" officeooo:paragraph-rsid="06f4d087"/>
    </style:style>
    <style:style style:name="P34" style:family="paragraph" style:parent-style-name="Standard">
      <style:text-properties style:use-window-font-color="true" loext:opacity="0%" style:font-name="David CLM" fo:language="en" fo:country="US" officeooo:rsid="06f045a7" officeooo:paragraph-rsid="06f4d087" style:font-size-asian="10.5pt" style:font-name-complex="David CLM" style:font-weight-complex="normal"/>
    </style:style>
    <style:style style:name="P35" style:family="paragraph" style:parent-style-name="Standard">
      <style:text-properties style:use-window-font-color="true" loext:opacity="0%" style:font-name="David CLM" officeooo:paragraph-rsid="06f4d087" style:font-name-complex="David CLM"/>
    </style:style>
    <style:style style:name="P36" style:family="paragraph" style:parent-style-name="Standard">
      <style:text-properties style:use-window-font-color="true" loext:opacity="0%" style:font-name="David CLM" officeooo:rsid="06e350b0" officeooo:paragraph-rsid="06f4d087" style:font-size-asian="10.5pt" style:font-name-complex="David CLM" style:font-weight-complex="normal"/>
    </style:style>
    <style:style style:name="P37" style:family="paragraph" style:parent-style-name="Standard">
      <style:text-properties style:use-window-font-color="true" loext:opacity="0%" style:font-name="David CLM" officeooo:rsid="070f5ecc" officeooo:paragraph-rsid="06ef8d50" style:font-size-asian="10.5pt" style:font-name-complex="David CLM" style:font-weight-complex="normal"/>
    </style:style>
    <style:style style:name="P38" style:family="paragraph" style:parent-style-name="Heading_20_2">
      <style:text-properties style:use-window-font-color="true" loext:opacity="0%" style:font-name="David CLM" officeooo:paragraph-rsid="06ef8d50" style:font-name-complex="David CLM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f3078d"/>
    </style:style>
    <style:style style:name="T4" style:family="text">
      <style:text-properties style:font-name="Liberation Sans" fo:font-size="21pt" fo:font-weight="bold" officeooo:rsid="06c4cd14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5" style:family="text">
      <style:text-properties officeooo:rsid="06e496b1"/>
    </style:style>
    <style:style style:name="T6" style:family="text">
      <style:text-properties officeooo:rsid="0658fae3"/>
    </style:style>
    <style:style style:name="T7" style:family="text">
      <style:text-properties officeooo:rsid="05735d0c"/>
    </style:style>
    <style:style style:name="T8" style:family="text">
      <style:text-properties officeooo:rsid="0608ccd7"/>
    </style:style>
    <style:style style:name="T9" style:family="text">
      <style:text-properties style:font-name="Monospace" fo:font-size="12pt" fo:font-style="normal" fo:font-weight="normal" officeooo:rsid="06c639e7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style:font-name="Monospace" fo:language="en" fo:country="US" officeooo:rsid="0695d5d1" style:font-size-asian="10.5pt" style:font-name-complex="David CLM1" style:font-weight-complex="normal"/>
    </style:style>
    <style:style style:name="T11" style:family="text">
      <style:text-properties style:font-name="Monospace" fo:language="en" fo:country="US" officeooo:rsid="06cd4ee8" style:font-size-asian="10.5pt" style:font-name-complex="David CLM1" style:font-weight-complex="normal"/>
    </style:style>
    <style:style style:name="T12" style:family="text">
      <style:text-properties style:font-name="David CLM" style:font-name-complex="David CLM"/>
    </style:style>
    <style:style style:name="T13" style:family="text">
      <style:text-properties style:font-name="David CLM" fo:font-size="12pt" fo:font-style="normal" fo:font-weight="normal" officeooo:rsid="0736d25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4" style:family="text">
      <style:text-properties style:font-name="David CLM" officeooo:rsid="0731a979" style:font-name-complex="David CLM"/>
    </style:style>
    <style:style style:name="T15" style:family="text">
      <style:text-properties style:font-name="David CLM" fo:font-weight="bold" officeooo:rsid="0736d256" style:font-weight-asian="bold" style:font-name-complex="David CLM" style:font-weight-complex="bold"/>
    </style:style>
    <style:style style:name="T16" style:family="text">
      <style:text-properties style:font-name="David CLM" fo:font-weight="bold" style:font-weight-asian="bold" style:font-name-complex="David CLM" style:font-weight-complex="bold"/>
    </style:style>
    <style:style style:name="T17" style:family="text">
      <style:text-properties style:font-name="David CLM" officeooo:rsid="0736d256" style:font-name-complex="David CLM"/>
    </style:style>
    <style:style style:name="T18" style:family="text">
      <style:text-properties style:font-name="David CLM" officeooo:rsid="072122b3" style:font-name-complex="David CLM"/>
    </style:style>
    <style:style style:name="T19" style:family="text">
      <style:text-properties style:font-name="David CLM" fo:font-style="normal" style:font-style-asian="normal" style:font-name-complex="David CLM" style:font-style-complex="normal"/>
    </style:style>
    <style:style style:name="T20" style:family="text">
      <style:text-properties officeooo:rsid="06ef9441"/>
    </style:style>
    <style:style style:name="T21" style:family="text">
      <style:text-properties style:font-name="David CLM" officeooo:rsid="0738a5f2" style:font-name-complex="David CLM"/>
    </style:style>
    <style:style style:name="T22" style:family="text">
      <style:text-properties officeooo:rsid="0738a5f2"/>
    </style:style>
    <style:style style:name="T23" style:family="text">
      <style:text-properties officeooo:rsid="07337206"/>
    </style:style>
    <style:style style:name="T24" style:family="text">
      <style:text-properties officeooo:rsid="07374e7f"/>
    </style:style>
    <style:style style:name="T25" style:family="text">
      <style:text-properties style:font-name="Monospace" fo:font-size="12pt" fo:font-style="normal" fo:font-weight="normal" officeooo:rsid="06d8891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6" style:family="text">
      <style:text-properties style:font-name="Monospace" fo:font-size="12pt" fo:font-style="normal" fo:font-weight="normal" officeooo:rsid="06e91b9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7" style:family="text">
      <style:text-properties style:font-name="Monospace" officeooo:rsid="06e667ae" style:font-size-asian="10.5pt" style:font-name-complex="David CLM1" style:font-weight-complex="normal"/>
    </style:style>
    <style:style style:name="T28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29" style:family="text">
      <style:text-properties style:font-name="David CLM" fo:font-size="12pt" fo:language="en" fo:country="US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30" style:family="text">
      <style:text-properties style:font-name="David CLM" fo:language="en" fo:country="US" officeooo:rsid="06f66595" style:font-size-asian="10.5pt" style:font-name-complex="David CLM" style:font-weight-complex="normal"/>
    </style:style>
    <style:style style:name="T31" style:family="text">
      <style:text-properties style:font-name="David CLM" fo:font-size="12pt" fo:language="en" fo:country="US" fo:font-style="normal" fo:font-weight="normal" officeooo:rsid="06f4b7f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32" style:family="text">
      <style:text-properties officeooo:rsid="06f4b7fe"/>
    </style:style>
    <style:style style:name="T33" style:family="text">
      <style:text-properties fo:font-weight="bold" officeooo:rsid="06f4b7fe" style:font-weight-asian="bold" style:font-weight-complex="bold"/>
    </style:style>
    <style:style style:name="T34" style:family="text">
      <style:text-properties officeooo:rsid="06f71db4"/>
    </style:style>
    <style:style style:name="T35" style:family="text">
      <style:text-properties officeooo:rsid="071f260b"/>
    </style:style>
    <style:style style:name="T36" style:family="text">
      <style:text-properties fo:language="en" fo:country="US" officeooo:rsid="06f4b7fe"/>
    </style:style>
    <style:style style:name="T37" style:family="text">
      <style:text-properties fo:language="en" fo:country="US" officeooo:rsid="06fb42e5"/>
    </style:style>
    <style:style style:name="T38" style:family="text">
      <style:text-properties style:font-name="David CLM" fo:language="en" fo:country="US" officeooo:rsid="06f4b7fe" style:font-name-complex="David CLM"/>
    </style:style>
    <style:style style:name="T39" style:family="text">
      <style:text-properties style:font-name="David CLM" fo:language="en" fo:country="US" officeooo:rsid="06f9931c" style:font-name-complex="David CLM"/>
    </style:style>
    <style:style style:name="T40" style:family="text">
      <style:text-properties style:font-name="David CLM" fo:language="en" fo:country="US" officeooo:rsid="06fb42e5" style:font-size-asian="10.5pt" style:font-name-complex="David CLM" style:font-weight-complex="normal"/>
    </style:style>
    <style:style style:name="T41" style:family="text">
      <style:text-properties style:font-name="David CLM" fo:language="en" fo:country="US" officeooo:rsid="06fb42e5" style:font-name-complex="David CLM"/>
    </style:style>
    <style:style style:name="T42" style:family="text">
      <style:text-properties style:font-name="David CLM" fo:language="en" fo:country="US" officeooo:rsid="0720537a" style:font-name-complex="David CLM"/>
    </style:style>
    <style:style style:name="T43" style:family="text">
      <style:text-properties style:font-name="David CLM" fo:language="en" fo:country="US" officeooo:rsid="06fdbfe6" style:font-size-asian="10.5pt" style:font-name-complex="David CLM" style:font-weight-complex="normal"/>
    </style:style>
    <style:style style:name="T44" style:family="text">
      <style:text-properties style:font-name="David CLM" fo:language="en" fo:country="US" officeooo:rsid="070a88b6" style:font-name-complex="David CLM"/>
    </style:style>
    <style:style style:name="T45" style:family="text">
      <style:text-properties style:font-name="David CLM" fo:language="en" fo:country="US" officeooo:rsid="070b97e2" style:font-name-complex="David CLM"/>
    </style:style>
    <style:style style:name="T46" style:family="text">
      <style:text-properties style:font-name="David CLM" fo:language="en" fo:country="US" officeooo:rsid="070f5820" style:font-size-asian="10.5pt" style:font-name-complex="David CLM" style:font-weight-complex="normal"/>
    </style:style>
    <style:style style:name="T47" style:family="text">
      <style:text-properties style:font-name="David CLM" fo:language="en" fo:country="US" officeooo:rsid="070b97e2" style:font-size-asian="10.5pt" style:font-name-complex="David CLM" style:font-weight-complex="normal"/>
    </style:style>
    <style:style style:name="T48" style:family="text">
      <style:text-properties style:font-name="David CLM" fo:language="en" fo:country="US" officeooo:rsid="07038f35" style:font-size-asian="10.5pt" style:font-name-complex="David CLM" style:font-weight-complex="normal"/>
    </style:style>
    <style:style style:name="T49" style:family="text">
      <style:text-properties style:font-name="David CLM" fo:language="en" fo:country="US" officeooo:rsid="06fdbfe6" style:font-name-complex="David CLM"/>
    </style:style>
    <style:style style:name="T50" style:family="text">
      <style:text-properties style:font-name="David CLM" fo:language="en" fo:country="US" officeooo:rsid="070823ae" style:font-size-asian="10.5pt" style:font-name-complex="David CLM" style:font-weight-complex="normal"/>
    </style:style>
    <style:style style:name="T51" style:family="text">
      <style:text-properties style:font-name="David CLM" fo:language="en" fo:country="US" officeooo:rsid="070823ae" style:font-name-complex="David CLM"/>
    </style:style>
    <style:style style:name="T52" style:family="text">
      <style:text-properties style:font-name="David CLM" fo:language="en" fo:country="US" officeooo:rsid="07038f35" style:font-name-complex="David CLM"/>
    </style:style>
    <style:style style:name="T53" style:family="text">
      <style:text-properties style:font-name="David CLM" fo:language="en" fo:country="US" officeooo:rsid="06fca7ff" style:font-name-complex="David CLM"/>
    </style:style>
    <style:style style:name="T54" style:family="text">
      <style:text-properties style:font-name="David CLM" fo:language="en" fo:country="US" officeooo:rsid="0709fe42" style:font-name-complex="David CLM"/>
    </style:style>
    <style:style style:name="T55" style:family="text">
      <style:text-properties style:font-name="David CLM" fo:font-size="12pt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6" style:family="text">
      <style:text-properties style:font-name="David CLM" officeooo:rsid="06f21fac" style:font-size-asian="10.5pt" style:font-name-complex="David CLM" style:font-weight-complex="normal"/>
    </style:style>
    <style:style style:name="T57" style:family="text">
      <style:text-properties officeooo:rsid="06d96135"/>
    </style:style>
    <style:style style:name="T58" style:family="text">
      <style:text-properties officeooo:rsid="06ee30c7" style:font-size-asian="10.5pt" style:font-weight-complex="normal"/>
    </style:style>
    <style:style style:name="T59" style:family="text">
      <style:text-properties style:font-name="David CLM" officeooo:rsid="072f966d" style:font-name-complex="David CLM"/>
    </style:style>
    <style:style style:name="T60" style:family="text">
      <style:text-properties style:font-name="David CLM" fo:font-size="12pt" fo:font-style="normal" fo:font-weight="normal" officeooo:rsid="06b8fe2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1" style:family="text">
      <style:text-properties style:font-name="David CLM" fo:font-size="12pt" fo:font-style="normal" fo:font-weight="normal" officeooo:rsid="06f21fac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2" style:family="text">
      <style:text-properties style:font-name="David CLM" officeooo:rsid="0721dfd3" style:font-size-asian="10.5pt" style:font-name-complex="David CLM" style:font-weight-complex="normal"/>
    </style:style>
    <style:style style:name="T63" style:family="text">
      <style:text-properties style:font-name="David CLM" style:font-size-asian="10.5pt" style:font-name-complex="David CLM" style:font-weight-complex="normal"/>
    </style:style>
    <style:style style:name="T64" style:family="text">
      <style:text-properties style:font-name="David CLM" fo:font-weight="bold" style:font-size-asian="10.5pt" style:font-weight-asian="bold" style:font-name-complex="David CLM" style:font-weight-complex="bold"/>
    </style:style>
    <style:style style:name="T65" style:family="text">
      <style:text-properties style:font-name="David CLM" officeooo:rsid="068311cf" style:font-size-asian="10.5pt" style:font-name-complex="David CLM" style:font-weight-complex="normal"/>
    </style:style>
    <style:style style:name="T66" style:family="text">
      <style:text-properties style:font-name="David CLM" fo:language="en" fo:country="US" fo:font-weight="bold" officeooo:rsid="071a436b" style:font-size-asian="10.5pt" style:font-weight-asian="bold" style:font-name-complex="David CLM" style:font-weight-complex="bold"/>
    </style:style>
    <style:style style:name="T67" style:family="text">
      <style:text-properties style:font-name="David CLM" fo:language="en" fo:country="US" fo:font-weight="bold" officeooo:rsid="06f045a7" style:font-size-asian="10.5pt" style:font-weight-asian="bold" style:font-name-complex="David CLM" style:font-weight-complex="bold"/>
    </style:style>
    <style:style style:name="T68" style:family="text">
      <style:text-properties style:font-name="David CLM" officeooo:rsid="06e30a42" style:font-size-asian="10.5pt" style:font-name-complex="David CLM" style:font-weight-complex="normal"/>
    </style:style>
    <style:style style:name="T69" style:family="text">
      <style:text-properties style:font-name="David CLM" fo:font-weight="bold" officeooo:rsid="06e350b0" style:font-size-asian="10.5pt" style:font-weight-asian="bold" style:font-name-complex="David CLM" style:font-weight-complex="bold"/>
    </style:style>
    <style:style style:name="T70" style:family="text">
      <style:text-properties style:font-name="David CLM" fo:font-weight="bold" officeooo:rsid="068311cf" style:font-size-asian="10.5pt" style:font-weight-asian="bold" style:font-name-complex="David CLM" style:font-weight-complex="bold"/>
    </style:style>
    <style:style style:name="T71" style:family="text">
      <style:text-properties style:font-name="David CLM" officeooo:rsid="06f045a7" style:font-size-asian="10.5pt" style:font-name-complex="David CLM" style:font-weight-complex="normal"/>
    </style:style>
    <style:style style:name="T72" style:family="text">
      <style:text-properties style:font-name="David CLM" fo:font-weight="bold" officeooo:rsid="06f045a7" style:font-size-asian="10.5pt" style:font-weight-asian="bold" style:font-name-complex="David CLM" style:font-weight-complex="bold"/>
    </style:style>
    <style:style style:name="T73" style:family="text">
      <style:text-properties style:font-name="David CLM" fo:language="en" fo:country="US" officeooo:rsid="06f045a7" style:font-size-asian="10.5pt" style:font-name-complex="David CLM" style:font-weight-complex="normal"/>
    </style:style>
    <style:style style:name="T74" style:family="text">
      <style:text-properties fo:font-weight="bold" officeooo:rsid="072f966d" style:font-size-asian="10.5pt" style:font-weight-asian="bold" style:font-weight-complex="bold"/>
    </style:style>
    <style:style style:name="T75" style:family="text">
      <style:text-properties officeooo:rsid="072f966d" style:font-size-asian="10.5pt" style:font-weight-complex="normal"/>
    </style:style>
    <style:style style:name="T76" style:family="text">
      <style:text-properties officeooo:rsid="0721dfd3" style:font-size-asian="10.5pt" style:font-weight-complex="normal"/>
    </style:style>
    <style:style style:name="T77" style:family="text">
      <style:text-properties officeooo:rsid="06eff713" style:font-size-asian="10.5pt" style:font-weight-complex="normal"/>
    </style:style>
    <style:style style:name="T78" style:family="text">
      <style:text-properties officeooo:rsid="06e350b0" style:font-size-asian="10.5pt" style:font-weight-complex="normal"/>
    </style:style>
    <style:style style:name="T79" style:family="text">
      <style:text-properties style:font-name="David CLM" officeooo:rsid="05735d0c" style:font-name-complex="David CLM"/>
    </style:style>
    <style:style style:name="T80" style:family="text">
      <style:text-properties style:font-name="David CLM" officeooo:rsid="0608ccd7" style:font-name-complex="David CLM"/>
    </style:style>
    <style:style style:name="T81" style:family="text">
      <style:text-properties style:font-name="David CLM" fo:font-size="12pt" fo:font-style="normal" fo:font-weight="normal" officeooo:rsid="06eaff8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2" style:family="text">
      <style:text-properties style:font-name="David CLM" fo:font-size="12pt" fo:font-style="normal" fo:font-weight="normal" officeooo:rsid="07135a9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3" style:family="text">
      <style:text-properties style:font-name="David CLM" officeooo:rsid="07135a92" style:font-name-complex="David CLM"/>
    </style:style>
    <style:style style:name="T84" style:family="text">
      <style:text-properties style:font-name="David CLM" officeooo:rsid="06eaff85" style:font-name-complex="David CLM"/>
    </style:style>
    <style:style style:name="T85" style:family="text">
      <style:text-properties style:font-name="David CLM" officeooo:rsid="070f5ecc" style:font-size-asian="10.5pt" style:font-name-complex="David CLM" style:font-weight-complex="normal"/>
    </style:style>
    <style:style style:name="T86" style:family="text">
      <style:text-properties style:font-name="David CLM" officeooo:rsid="0717863b" style:font-size-asian="10.5pt" style:font-name-complex="David CLM" style:font-weight-complex="normal"/>
    </style:style>
    <style:style style:name="T87" style:family="text">
      <style:text-properties style:font-name="David CLM" officeooo:rsid="07135a92" style:font-size-asian="10.5pt" style:font-name-complex="David CLM" style:font-weight-complex="normal"/>
    </style:style>
    <style:style style:name="T88" style:family="text">
      <style:text-properties style:font-name="David CLM" officeooo:rsid="07149425" style:font-size-asian="10.5pt" style:font-name-complex="David CLM" style:font-weight-complex="normal"/>
    </style:style>
    <style:style style:name="T89" style:family="text">
      <style:text-properties style:font-name="David CLM" officeooo:rsid="0714f4d8" style:font-size-asian="10.5pt" style:font-name-complex="David CLM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<text:span text:style-name="T2"> –</text:span><text:span text:style-name="T3"> חלוק</text:span><text:span text:style-name="T4">ה מיטבית של</text:span><text:span text:style-name="T3"> חפצים בדידים - </text:span><text:span text:style-name="T5">טיוטה</text:span></text:h>
      <text:p text:style-name="P2">יש לענות על שאלה אחת לבחירתכם. <text:s/><text:span text:style-name="T6">שאלות המסומנות בכוכבית (*) מזכות בניקוד כפול.</text:span></text:p>
      <text:p text:style-name="P3"/>
      <text:p text:style-name="P4"><text:span text:style-name="T7">שאלה </text:span><text:span text:style-name="T8">1: </text:span><text:span text:style-name="T9">תיכנות ליניארי בשלמים</text:span></text:p>
      <text:p text:style-name="P5">כתבו תוכניות ליניאריות בשלמים לפתרון הבעיות הבאות:</text:p>
      <text:p text:style-name="P5">א. בדיקה האם קיימת חלוקה ללא־קנאה.</text:p>
      <text:p text:style-name="P6">ב. בדיקה האם קיימת חלוקה פרופורציונלית לשחקנים עם זכויות שונות.</text:p>
      <text:p text:style-name="P7"><text:span text:style-name="T10">ג. </text:span><text:span text:style-name="T11">מציאת חלוקה הממקסמת את סכום ערכי השחקנים, מבין כל החלוקות הפרופורציונליות.</text:span></text:p>
      <text:p text:style-name="P8"/>
      <text:p text:style-name="P9"><text:span text:style-name="T12">שאלה </text:span><text:span text:style-name="T13">1</text:span><text:span text:style-name="T12">: </text:span><text:span text:style-name="T14">חלוקה אגליטרית מדויקת – תיכנות ליניארי בשלמים</text:span></text:p>
      <text:p text:style-name="P10"><text:span text:style-name="T12">א. כתבו פונקציה למציאת חלוקה אגליטרית מדויקת </text:span><text:span text:style-name="T15">של חפצים</text:span><text:span text:style-name="T16"> </text:span><text:span text:style-name="T15">בדידים</text:span><text:span text:style-name="T17"> </text:span><text:span text:style-name="T12">ע"י תיכנות ליניארי בשלמים.</text:span><text:span text:style-name="T18"> </text:span><text:span text:style-name="T19">כותרת הפונקציה:</text:span></text:p>
      <text:p text:style-name="P11">def <text:span text:style-name="T20">egalitarian_allocation</text:span>(</text:p>
      <text:p text:style-name="P11"><text:s text:c="3"/>valuations: list[list[float]])</text:p>
      <text:p text:style-name="P12"/>
      <text:p text:style-name="P12">כאשר valuations היא מטריצת הערכים. דוגמה לקלט:</text:p>
      <text:p text:style-name="P13"><text:span text:style-name="T20">egalitarian_allocation</text:span>(</text:p>
      <text:p text:style-name="P13"><text:s/>valuations=[[11,11,22,33,44], [11,22,44,55,66], [11,33,22,11,66]])</text:p>
      <text:p text:style-name="P14"><text:span text:style-name="T12"/></text:p>
      <text:p text:style-name="P14"><text:span text:style-name="T21">דוגמה לפלט:</text:span></text:p>
      <text:p text:style-name="P15">Player 0 gets items <text:span text:style-name="T22">0</text:span>, 4 with value <text:span text:style-name="T22">55</text:span></text:p>
      <text:p text:style-name="P15">Player <text:span text:style-name="T22">1</text:span> gets items <text:span text:style-name="T22">3</text:span> with value <text:span text:style-name="T22">55</text:span></text:p>
      <text:p text:style-name="P15">Player <text:span text:style-name="T22">2</text:span> gets items <text:span text:style-name="T22">1</text:span>, <text:span text:style-name="T22">2</text:span> with value <text:span text:style-name="T22">55</text:span></text:p>
      <text:p text:style-name="P16">ב. ציירו <text:span text:style-name="T23">גרף </text:span>של זמן הריצה של הפונקציה שלכם כפונקציה של מספר החפצים, <text:span text:style-name="T24">כאשר החפצים בדידים; וגרף נוסף כאשר החפצים רציפים.</text:span></text:p>
      <text:p text:style-name="P17"><text:span text:style-name="T12"/></text:p>
      <text:p text:style-name="P9"><text:span text:style-name="T12"/></text:p>
      <text:p text:style-name="P18">שאלה <text:span text:style-name="T25">3</text:span>: <text:span text:style-name="T26">בעיית תיזמון העבודות</text:span></text:p>
      <text:p text:style-name="P19">הוכיחו, שבעיית <text:span text:style-name="T27">תיזמון העבודות (job scheduling) </text:span>היא NP‏־קשה.</text:p>
      <text:p text:style-name="P20">רמז: הראו רדוקציה מבעיית חלוקת המספרים (partition).</text:p>
      <text:p text:style-name="P19"/>
      <text:p text:style-name="P21"/>
      <text:p text:style-name="P22"><text:span text:style-name="T28">שאלה </text:span><text:span text:style-name="T29">1</text:span><text:span text:style-name="T28">: </text:span><text:span text:style-name="T30">חיפוש במרחב המצבים - </text:span><text:span text:style-name="T31">כללי גיזום משופרים</text:span></text:p>
      <text:p text:style-name="P23">א. <text:span text:style-name="T32">נתונה בעיית חלוקה אגליטרית של חפצים בין ארבעה שחקנים עם הערכות </text:span><text:span text:style-name="T33">זהות</text:span><text:span text:style-name="T32">. הציעו כלל גיזום </text:span><text:span text:style-name="T34">משופר,</text:span><text:span text:style-name="T32"> שיכול להקטין את מספר המצבים </text:span><text:span text:style-name="T35">בערך</text:span><text:span text:style-name="T32"> פי </text:span><text:span text:style-name="T36">24. </text:span><text:span text:style-name="T37">הוכיחו שהכלל נכון.</text:span></text:p>
      <text:p text:style-name="P24"/>
      <text:p text:style-name="P25"><text:soft-page-break/><text:span text:style-name="T38">ב. </text:span><text:span text:style-name="T39">בהרצאה </text:span><text:span text:style-name="T40">הראינו </text:span><text:span text:style-name="T39">חסם אופטימי, הנותן את כל החפצים שנשארו לכל השחקנים יחד. </text:span><text:span text:style-name="T41">נניח </text:span><text:span text:style-name="T42">שלכל השחקנים הערכות זהות, ו</text:span><text:span text:style-name="T41">סכום ערכי כל </text:span><text:span text:style-name="T40">החפצים </text:span><text:span text:style-name="T41">הוא V. אז במצב ההתחלתי, החסם שהראינו נותן ערך אופטימי V. הוכיחו שבמצב ההתחלתי ישנו חסם אופטימי </text:span><text:span text:style-name="T43">משופר</text:span><text:span text:style-name="T41">, שערכו V/n </text:span><text:span text:style-name="T44">(</text:span><text:span text:style-name="T45">אם </text:span><text:span text:style-name="T46">לא ברור לכם</text:span><text:span text:style-name="T45"> מה צריך להוכיח, </text:span><text:span text:style-name="T47">קראו שוב את </text:span><text:span text:style-name="T44">ההגדרה של חסם אופטימי).</text:span></text:p>
      <text:p text:style-name="P26"/>
      <text:p text:style-name="P25"><text:span text:style-name="T41">* ג. </text:span><text:span text:style-name="T48">הסבירו איך אפשר לחשב </text:span><text:span text:style-name="T41">את החסם האופטימי </text:span><text:span text:style-name="T49">המשופר </text:span><text:span text:style-name="T41">של סעיף ב </text:span><text:span text:style-name="T50">למצב כלשהו (ל</text:span><text:span text:style-name="T41">א רק למצב ההתחלתי</text:span><text:span text:style-name="T51">)</text:span><text:span text:style-name="T41">.</text:span><text:span text:style-name="T52"> </text:span><text:span text:style-name="T53">הוכיחו </text:span><text:span text:style-name="T51">שהאלגוריתם שכתבתם </text:span><text:span text:style-name="T53">אכן נותן </text:span><text:span text:style-name="T51">תמיד </text:span><text:span text:style-name="T53">חסם אופטימ</text:span><text:span text:style-name="T54">י, ושהחסם הזה אכן טוב יותר מהחסם המקורי.</text:span></text:p>
      <text:p text:style-name="P27"/>
      <text:p text:style-name="P28"><text:span text:style-name="T12">שאלה </text:span><text:span text:style-name="T55">3</text:span><text:span text:style-name="T12">: </text:span><text:span text:style-name="T56">אלגוריתם הרשימה – יחס קירוב מדוייק יותר</text:span></text:p>
      <text:p text:style-name="P29"><text:span text:style-name="T57">הוכיחו: יחס הקירוב של אלגוריתם הרשימה בחלוק</text:span><text:span text:style-name="T58">ת מטלות</text:span><text:span text:style-name="T57"> ל-n שחקנים הוא לכל היותר:</text:span></text:p>
      <text:p text:style-name="P30">2 – 1/n</text:p>
      <text:p text:style-name="P28"><text:span text:style-name="T12">שאלה </text:span><text:span text:style-name="T59">4</text:span><text:span text:style-name="T60">: </text:span><text:span text:style-name="T61">האלגוריתם החמדני – יחס קירוב הדוק</text:span></text:p>
      <text:p text:style-name="P31"><text:span text:style-name="T62">בסיכום </text:span><text:span text:style-name="T63">הוכחנו, שלכל n, </text:span><text:span text:style-name="T64">ולכל </text:span><text:span text:style-name="T63">בעיית </text:span><text:span text:style-name="T65">חלוקת מטלות עם n שחקנים, </text:span><text:span text:style-name="T63">יחס הקירוב של האלגוריתם החמדני הוא </text:span><text:span text:style-name="T64">לכל היותר </text:span><text:span text:style-name="T66">(4n-1) חלקי (3n)</text:span><text:span text:style-name="T67">.</text:span></text:p>
      <text:p text:style-name="P32"/>
      <text:p text:style-name="P33"><text:span text:style-name="T62">הראו</text:span><text:span text:style-name="T68">, שלכל n, </text:span><text:span text:style-name="T69">קיימת</text:span><text:span text:style-name="T70"> </text:span><text:span text:style-name="T65">בעיית חלוקת מטלות עם n שחקנים, שבה </text:span><text:span text:style-name="T71">יחס הקירוב של האלגוריתם החמדני הוא </text:span><text:span text:style-name="T72">בדיוק</text:span><text:span text:style-name="T71"> </text:span><text:span text:style-name="T66">(4n-1) חלקי (3n)</text:span><text:span text:style-name="T73">.</text:span></text:p>
      <text:p text:style-name="P34"/>
      <text:p text:style-name="P35"><text:span text:style-name="T74">רמז</text:span><text:span text:style-name="T75">: הדוגמה </text:span><text:span text:style-name="T76">ב</text:span><text:span text:style-name="T77">הרצאה </text:span><text:span text:style-name="T75">מתאימה </text:span><text:span text:style-name="T77">ל- </text:span><text:span text:style-name="T78">n=4; <text:s/>נסו להכליל את הדוגמה לכל n.</text:span></text:p>
      <text:p text:style-name="P36"/>
      <text:p text:style-name="P36"/>
      <text:p text:style-name="P22"><text:span text:style-name="T79">שאלה </text:span><text:span text:style-name="T55">4</text:span><text:span text:style-name="T80">: </text:span><text:span text:style-name="T81">האלגוריתם החמדני – </text:span><text:span text:style-name="T82">יחס קירוב על קלט אקראי</text:span></text:p>
      <text:p text:style-name="P23">לצורך השאלה, השיגו מימוש של האלגוריתם החמדני מהאינטרנט, או תכנתו אותו בעצמכם – זה קל.</text:p>
      <text:p text:style-name="P25"/>
      <text:p text:style-name="P25"><text:span text:style-name="T83">א. </text:span><text:span text:style-name="T84">הריצו את האלגוריתם על בעיות אקראיות של חלוקת </text:span><text:span text:style-name="T85">מטלות </text:span><text:span text:style-name="T86">אגליטרית</text:span><text:span text:style-name="T85">, </text:span><text:span text:style-name="T87">עם מספר חפצים שונה ומספר שחקנים שונה. חשבו </text:span><text:span text:style-name="T88">בכל הרצה </text:span><text:span text:style-name="T87">את יחס הקירוב של האלגוריתם החמדני.</text:span></text:p>
      <text:p text:style-name="P37"/>
      <text:p text:style-name="P25"><text:span text:style-name="T85">ב. </text:span><text:span text:style-name="T88">ציירו גרף של יחס הקירוב כפונקציה של מספר החפצים, </text:span><text:span text:style-name="T89">עבור 2, 3, 4 שחקנים. נסו להתאים פונקציה לגרף – מהי הפונקציה הקרובה ביותר שקיבלתם?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4-20T21:43:26.271339300</dc:date>
    <meta:editing-duration>P12DT22H8M2S</meta:editing-duration>
    <meta:editing-cycles>1592</meta:editing-cycles>
    <meta:document-statistic meta:table-count="0" meta:image-count="0" meta:object-count="0" meta:page-count="2" meta:paragraph-count="39" meta:word-count="462" meta:character-count="2694" meta:non-whitespace-character-count="2257"/>
  </office:meta>
</office:document-meta>
</file>